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frame draw:z-index="0" draw:style-name="gr1" draw:text-style-name="P1" svg:width="159.99mm" svg:height="89.99mm" svg:x="68.35mm" svg:y="10.42mm">
            <draw:object draw:notify-on-update-of-ranges="Munkalap1.A2:Munkalap1.A5 Munkalap1.B1:Munkalap1.B1 Munkalap1.B2:Munkalap1.B5 Munkalap1.C1:Munkalap1.C1 Munkalap1.C2:Munkalap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00.00.00</text:date>, <text:time style:data-style-name="N2" text:time-value="19:00:17.884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3T18:56:31.541000000</meta:creation-date>
    <dc:date>2019-10-03T19:00:46.605000000</dc:date>
    <meta:editing-duration>PT1M19S</meta:editing-duration>
    <meta:editing-cycles>2</meta:editing-cycles>
    <meta:generator>LibreOfficeDev/6.4.0.0.alpha0$Windows_X86_64 LibreOffice_project/f88160d640b3efe4ffdf8126795a56d25d83944d</meta:generator>
    <meta:document-statistic meta:table-count="1" meta:cell-count="1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Munkalap1.A2:Munkalap1.C5 Munkalap1.B1:Munkalap1.C1" chart:data-source-has-labels="both" svg:x="0.32cm" svg:y="0.18cm" svg:width="13.441cm" svg:height="8.64cm">
          <chartooo:coordinate-region svg:x="0.756cm" svg:y="0.379cm" svg:width="13.005cm" svg:height="7.794cm"/>
          <chart:axis chart:dimension="x" chart:name="primary-x" chart:style-name="ch4" chartooo:axis-type="auto">
            <chartooo:date-scale/>
            <chart:categories table:cell-range-address="Munkalap1.A2:Munkalap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nkalap1.B2:Munkalap1.B5" chart:label-cell-address="Munkalap1.B1:Munkalap1.B1" chart:class="chart:bar">
            <chart:data-point chart:repeated="4"/>
          </chart:series>
          <chart:series chart:style-name="ch8" chart:values-cell-range-address="Munkalap1.C2:Munkalap1.C5" chart:label-cell-address="Munkalap1.C1:Munkalap1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  <draw:g>
                  <svg:desc>Munkalap1.B1:Munkalap1.B1</svg:desc>
                </draw:g>
              </table:table-cell>
              <table:table-cell office:value-type="string">
                <text:p>Second</text:p>
                <draw:g>
                  <svg:desc>Munkalap1.C1:Munkalap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Munkalap1.A2:Munkalap1.A5</svg:desc>
                </draw:g>
              </table:table-cell>
              <table:table-cell office:value-type="float" office:value="1">
                <text:p>1</text:p>
                <draw:g>
                  <svg:desc>Munkalap1.B2:Munkalap1.B5</svg:desc>
                </draw:g>
              </table:table-cell>
              <table:table-cell office:value-type="float" office:value="5">
                <text:p>5</text:p>
                <draw:g>
                  <svg:desc>Munkalap1.C2:Munkalap1.C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4.0.0.alpha0$Windows_X86_64 LibreOffice_project/f88160d640b3efe4ffdf8126795a56d25d83944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